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fo:margin-left="0in" fo:margin-top="0in" fo:margin-bottom="0in" table:align="left" style:writing-mode="rl-tb"/>
    </style:style>
    <style:style style:name="Table1.A" style:family="table-column">
      <style:table-column-properties style:column-width="1.6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rl-tb">
        <style:background-image/>
      </style:table-cell-properties>
    </style:style>
    <style:style style:name="Table2" style:family="table">
      <style:table-properties style:width="6.7in" fo:margin-left="0in" fo:margin-top="0in" fo:margin-bottom="0in" table:align="left" style:writing-mode="rl-tb"/>
    </style:style>
    <style:style style:name="Table2.A" style:family="table-column">
      <style:table-column-properties style:column-width="1.675in"/>
    </style:style>
    <style:style style:name="Table2.1" style:family="table-row">
      <style:table-row-properties style:min-row-height="0.191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rl-tb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3" style:family="table">
      <style:table-properties style:width="5.8424in" fo:margin-left="0.8625in" fo:margin-top="0in" fo:margin-bottom="0in" table:align="left" style:writing-mode="rl-tb"/>
    </style:style>
    <style:style style:name="Table3.A" style:family="table-column">
      <style:table-column-properties style:column-width="1.1201in"/>
    </style:style>
    <style:style style:name="Table3.B" style:family="table-column">
      <style:table-column-properties style:column-width="0.7639in"/>
    </style:style>
    <style:style style:name="Table3.C" style:family="table-column">
      <style:table-column-properties style:column-width="0.7201in"/>
    </style:style>
    <style:style style:name="Table3.D" style:family="table-column">
      <style:table-column-properties style:column-width="0.7118in"/>
    </style:style>
    <style:style style:name="Table3.E" style:family="table-column">
      <style:table-column-properties style:column-width="0.8333in"/>
    </style:style>
    <style:style style:name="Table3.F" style:family="table-column">
      <style:table-column-properties style:column-width="0.825in"/>
    </style:style>
    <style:style style:name="Table3.G" style:family="table-column">
      <style:table-column-properties style:column-width="0.86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rl-tb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rl-tb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rl-tb">
        <style:background-image/>
      </style:table-cell-properties>
    </style:style>
    <style:style style:name="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ext_20_body">
      <style:paragraph-properties fo:text-align="end" style:justify-single-word="false" style:writing-mode="rl-tb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295423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d97ba5"/>
    </style:style>
    <style:style style:name="P5" style:family="paragraph" style:parent-style-name="Text_20_body">
      <style:paragraph-properties fo:text-align="end" style:justify-single-word="false" style:writing-mode="rl-tb"/>
      <style:text-properties officeooo:rsid="0035ca50" officeooo:paragraph-rsid="003d5cee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de0186" officeooo:paragraph-rsid="00de0186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e5a617" officeooo:paragraph-rsid="00e5a617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e94e54" officeooo:paragraph-rsid="00e94e54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fa0783" officeooo:paragraph-rsid="00a19f18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110c3da" officeooo:paragraph-rsid="0110c3d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1162d94" officeooo:paragraph-rsid="01162d94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11641bf" officeooo:paragraph-rsid="0172d42a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11641bf" officeooo:paragraph-rsid="0197bf39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11b58d4" officeooo:paragraph-rsid="011b58d4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1751e66" officeooo:paragraph-rsid="0172d42a"/>
    </style:style>
    <style:style style:name="P16" style:family="paragraph" style:parent-style-name="Standard">
      <style:paragraph-properties fo:text-align="center" style:justify-single-word="false" style:writing-mode="rl-tb"/>
    </style:style>
    <style:style style:name="P17" style:family="paragraph" style:parent-style-name="Standard">
      <style:paragraph-properties fo:text-align="center" style:justify-single-word="false" style:writing-mode="rl-tb"/>
      <style:text-properties officeooo:paragraph-rsid="00173214"/>
    </style:style>
    <style:style style:name="P18" style:family="paragraph" style:parent-style-name="Standard">
      <style:paragraph-properties fo:text-align="center" style:justify-single-word="false" style:writing-mode="rl-tb"/>
      <style:text-properties officeooo:paragraph-rsid="0018ddab"/>
    </style:style>
    <style:style style:name="P19" style:family="paragraph" style:parent-style-name="Standard">
      <style:paragraph-properties fo:text-align="end" style:justify-single-word="false" style:writing-mode="rl-tb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00fb2bdf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01235216"/>
    </style:style>
    <style:style style:name="P22" style:family="paragraph" style:parent-style-name="Standard">
      <style:paragraph-properties fo:text-align="center" style:justify-single-word="false" style:writing-mode="rl-tb"/>
      <style:text-properties style:use-window-font-color="true"/>
    </style:style>
    <style:style style:name="P23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1329ed8" officeooo:paragraph-rsid="01329ed8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style:writing-mode="rl-tb"/>
      <style:text-properties fo:font-weight="normal" officeooo:rsid="012e8507" officeooo:paragraph-rsid="012e8507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 style:writing-mode="rl-tb"/>
      <style:text-properties fo:font-weight="normal" officeooo:rsid="01329ed8" officeooo:paragraph-rsid="01329ed8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 style:writing-mode="rl-tb"/>
      <style:text-properties fo:font-weight="normal" officeooo:rsid="0135b4f3" officeooo:paragraph-rsid="0135b4f3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 style:writing-mode="rl-tb"/>
      <style:text-properties fo:font-weight="normal" officeooo:rsid="0135f271" officeooo:paragraph-rsid="0135f271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 style:writing-mode="rl-tb"/>
      <style:text-properties fo:font-weight="normal" officeooo:rsid="0137ec84" officeooo:paragraph-rsid="0137ec84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 style:writing-mode="rl-tb"/>
      <style:text-properties fo:font-weight="normal" officeooo:rsid="01394590" officeooo:paragraph-rsid="01394590" style:font-weight-asian="normal" style:font-weight-complex="normal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officeooo:paragraph-rsid="005cabde"/>
    </style:style>
    <style:style style:name="P32" style:family="paragraph" style:parent-style-name="Heading_20_2">
      <style:paragraph-properties fo:break-before="page"/>
      <style:text-properties officeooo:paragraph-rsid="00d97ba5"/>
    </style:style>
    <style:style style:name="P33" style:family="paragraph" style:parent-style-name="Heading_20_2">
      <style:text-properties officeooo:paragraph-rsid="00295423"/>
    </style:style>
    <style:style style:name="P3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97ba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fb2bd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2">
      <style:paragraph-properties fo:margin-top="0.1665in" fo:margin-bottom="0.0835in" loext:contextual-spacing="false" fo:text-align="end" style:justify-single-word="false" fo:break-before="page" style:writing-mode="rl-tb"/>
      <style:text-properties officeooo:paragraph-rsid="01235216"/>
    </style:style>
    <style:style style:name="P38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officeooo:paragraph-rsid="0123cf8b"/>
    </style:style>
    <style:style style:name="P39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fo:font-weight="normal" officeooo:rsid="01751e66" officeooo:paragraph-rsid="01751e66" style:font-weight-asian="normal" style:font-weight-complex="normal"/>
    </style:style>
    <style:style style:name="P40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1235216"/>
    </style:style>
    <style:style style:name="P41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13b19e5"/>
    </style:style>
    <style:style style:name="P4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17f0119"/>
    </style:style>
    <style:style style:name="P4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1f96d2" officeooo:paragraph-rsid="010c79f1"/>
    </style:style>
    <style:style style:name="P4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fa5dce" officeooo:paragraph-rsid="00fb2bdf"/>
    </style:style>
    <style:style style:name="P4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fb2bdf" officeooo:paragraph-rsid="00fb2bdf"/>
    </style:style>
    <style:style style:name="P4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fb2bdf" officeooo:paragraph-rsid="010478c1"/>
    </style:style>
    <style:style style:name="P4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fb2bdf" officeooo:paragraph-rsid="010810bf"/>
    </style:style>
    <style:style style:name="P4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0fb2bdf" officeooo:paragraph-rsid="010c79f1"/>
    </style:style>
    <style:style style:name="P4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0215f9" officeooo:paragraph-rsid="0104e2e2"/>
    </style:style>
    <style:style style:name="P50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0215f9" officeooo:paragraph-rsid="010edb92"/>
    </style:style>
    <style:style style:name="P51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0478c1" officeooo:paragraph-rsid="010478c1"/>
    </style:style>
    <style:style style:name="P52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0478c1" officeooo:paragraph-rsid="010c79f1"/>
    </style:style>
    <style:style style:name="P53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1803c8" officeooo:paragraph-rsid="011803c8"/>
    </style:style>
    <style:style style:name="P5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5420c5" officeooo:paragraph-rsid="015420c5"/>
    </style:style>
    <style:style style:name="P55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style:font-name="Courier New1" fo:font-weight="normal" officeooo:rsid="015e2aa5" officeooo:paragraph-rsid="00fb2bdf" style:font-weight-asian="normal" style:font-weight-complex="normal"/>
    </style:style>
    <style:style style:name="P5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6b66e7" officeooo:paragraph-rsid="016b66e7"/>
    </style:style>
    <style:style style:name="P5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fa5dce" officeooo:paragraph-rsid="00fa5dce"/>
    </style:style>
    <style:style style:name="P58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0fb52ef" officeooo:paragraph-rsid="00fb52ef"/>
    </style:style>
    <style:style style:name="P59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rsid="017691b0" officeooo:paragraph-rsid="0190ae12"/>
    </style:style>
    <style:style style:name="P60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text-position="0% 100%" style:font-name="Courier New1" officeooo:rsid="0103a89d" officeooo:paragraph-rsid="0103a89d"/>
    </style:style>
    <style:style style:name="P61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text-position="0% 100%" style:font-name="Courier New1" officeooo:rsid="0103a89d" officeooo:paragraph-rsid="010c79f1"/>
    </style:style>
    <style:style style:name="P62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text-position="0% 100%" style:font-name="Courier New1" officeooo:rsid="010478c1" officeooo:paragraph-rsid="010478c1"/>
    </style:style>
    <style:style style:name="P63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text-position="0% 100%" style:font-name="Courier New1" officeooo:rsid="010478c1" officeooo:paragraph-rsid="010c79f1"/>
    </style:style>
    <style:style style:name="P64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0d97ba5"/>
    </style:style>
    <style:style style:name="P65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1235216"/>
    </style:style>
    <style:style style:name="P6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1a1e6fe"/>
    </style:style>
    <style:style style:name="P6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14cf263" officeooo:paragraph-rsid="00d97ba5"/>
    </style:style>
    <style:style style:name="P68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paragraph-rsid="0127ad40"/>
    </style:style>
    <style:style style:name="P69" style:family="paragraph" style:parent-style-name="Text_20_body">
      <style:paragraph-properties fo:margin-top="0.0791in" fo:margin-bottom="0.1764in" loext:contextual-spacing="false" fo:text-align="end" style:justify-single-word="false" style:writing-mode="rl-tb"/>
      <style:text-properties officeooo:paragraph-rsid="0127ad40"/>
    </style:style>
    <style:style style:name="P70" style:family="paragraph" style:parent-style-name="Text_20_body">
      <style:paragraph-properties fo:margin-top="0.0791in" fo:margin-bottom="0.1764in" loext:contextual-spacing="false" fo:text-align="end" style:justify-single-word="false" style:writing-mode="rl-tb"/>
      <style:text-properties officeooo:rsid="012ae7cb" officeooo:paragraph-rsid="012ae7cb"/>
    </style:style>
    <style:style style:name="P71" style:family="paragraph" style:parent-style-name="Text_20_body" style:list-style-name="WWNum1">
      <style:paragraph-properties fo:margin-top="0in" fo:margin-bottom="0in" loext:contextual-spacing="false" fo:text-align="end" style:justify-single-word="false" style:writing-mode="rl-tb"/>
      <style:text-properties officeooo:paragraph-rsid="00d97ba5"/>
    </style:style>
    <style:style style:name="P72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197bf39" officeooo:paragraph-rsid="01a1e6fe"/>
    </style:style>
    <style:style style:name="P73" style:family="paragraph" style:parent-style-name="Text_20_body" style:list-style-name="L3">
      <style:paragraph-properties fo:margin-top="0in" fo:margin-bottom="0in" loext:contextual-spacing="false" fo:text-align="end" style:justify-single-word="false" style:writing-mode="rl-tb"/>
      <style:text-properties officeooo:rsid="00e2a113" officeooo:paragraph-rsid="00e2a113"/>
    </style:style>
    <style:style style:name="P74" style:family="paragraph" style:parent-style-name="Text_20_body" style:list-style-name="L3">
      <style:paragraph-properties fo:margin-top="0in" fo:margin-bottom="0in" loext:contextual-spacing="false" fo:text-align="end" style:justify-single-word="false" style:writing-mode="rl-tb"/>
      <style:text-properties officeooo:rsid="00efcf0a" officeooo:paragraph-rsid="00efcf0a"/>
    </style:style>
    <style:style style:name="P75" style:family="paragraph" style:parent-style-name="Text_20_body" style:list-style-name="L2">
      <style:paragraph-properties fo:margin-top="0in" fo:margin-bottom="0.0181in" loext:contextual-spacing="false" fo:text-align="end" style:justify-single-word="false" style:writing-mode="rl-tb"/>
      <style:text-properties style:text-position="0% 100%" officeooo:rsid="0104e2e2" officeooo:paragraph-rsid="010c79f1"/>
    </style:style>
    <style:style style:name="P76" style:family="paragraph" style:parent-style-name="Text_20_body" style:list-style-name="L2">
      <style:paragraph-properties fo:margin-top="0in" fo:margin-bottom="0.0181in" loext:contextual-spacing="false" fo:text-align="end" style:justify-single-word="false" style:writing-mode="rl-tb"/>
      <style:text-properties style:text-position="0% 100%" officeooo:rsid="0104e2e2" officeooo:paragraph-rsid="0104e2e2"/>
    </style:style>
    <style:style style:name="P77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style:text-position="0% 100%" officeooo:rsid="0103a89d" officeooo:paragraph-rsid="010c79f1"/>
    </style:style>
    <style:style style:name="P78" style:family="paragraph" style:parent-style-name="Text_20_body">
      <style:paragraph-properties fo:text-align="end" style:justify-single-word="false" style:writing-mode="rl-tb"/>
      <style:text-properties officeooo:rsid="00d4f447" officeooo:paragraph-rsid="00eb92e6"/>
    </style:style>
    <style:style style:name="P79" style:family="paragraph" style:parent-style-name="Text_20_body" style:list-style-name="WWNum2">
      <style:paragraph-properties fo:text-align="end" style:justify-single-word="false" style:writing-mode="rl-tb"/>
      <style:text-properties officeooo:paragraph-rsid="00295423"/>
    </style:style>
    <style:style style:name="P80" style:family="paragraph" style:parent-style-name="Text_20_body" style:list-style-name="WWNum2">
      <style:paragraph-properties fo:text-align="end" style:justify-single-word="false" style:writing-mode="rl-tb"/>
      <style:text-properties officeooo:paragraph-rsid="00e5cb72"/>
    </style:style>
    <style:style style:name="P81" style:family="paragraph" style:parent-style-name="Text_20_body">
      <style:paragraph-properties fo:text-align="end" style:justify-single-word="false" style:writing-mode="rl-tb"/>
      <style:text-properties officeooo:rsid="0123cf8b" officeooo:paragraph-rsid="0123cf8b"/>
    </style:style>
    <style:style style:name="P82" style:family="paragraph" style:parent-style-name="Text_20_body" style:list-style-name="L4">
      <style:paragraph-properties fo:margin-top="0in" fo:margin-bottom="0.0575in" loext:contextual-spacing="false" fo:text-align="end" style:justify-single-word="false" style:writing-mode="rl-tb"/>
      <style:text-properties officeooo:rsid="0127ad40" officeooo:paragraph-rsid="01333660"/>
    </style:style>
    <style:style style:name="P83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rsid="00162990" officeooo:paragraph-rsid="00162990"/>
    </style:style>
    <style:style style:name="P84" style:family="paragraph" style:parent-style-name="Standard" style:list-style-name="WWNum4">
      <style:paragraph-properties fo:text-align="end" style:justify-single-word="false" style:writing-mode="rl-tb"/>
    </style:style>
    <style:style style:name="P85" style:family="paragraph" style:parent-style-name="Standard" style:list-style-name="WWNum2">
      <style:paragraph-properties fo:text-align="end" style:justify-single-word="false" style:writing-mode="rl-tb"/>
    </style:style>
    <style:style style:name="P86" style:family="paragraph" style:parent-style-name="Standard" style:list-style-name="WWNum5">
      <style:paragraph-properties fo:text-align="end" style:justify-single-word="false" style:writing-mode="rl-tb"/>
    </style:style>
    <style:style style:name="P87" style:family="paragraph" style:parent-style-name="Standard" style:list-style-name="WWNum5">
      <style:paragraph-properties fo:text-align="end" style:justify-single-word="false" style:writing-mode="rl-tb"/>
      <style:text-properties officeooo:paragraph-rsid="001cbbca"/>
    </style:style>
    <style:style style:name="P88" style:family="paragraph" style:parent-style-name="Standard" style:list-style-name="L1">
      <style:paragraph-properties fo:text-align="end" style:justify-single-word="false" style:writing-mode="rl-tb"/>
      <style:text-properties officeooo:rsid="01235216" officeooo:paragraph-rsid="01235216"/>
    </style:style>
    <style:style style:name="P89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fo:font-weight="normal" officeooo:rsid="01944a8c" officeooo:paragraph-rsid="0123cf8b" style:font-weight-asian="normal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paragraph-rsid="00d97ba5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14961c9" officeooo:paragraph-rsid="014961c9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officeooo:rsid="00fb2bdf" officeooo:paragraph-rsid="00fb2bdf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97ba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148b58e" officeooo:paragraph-rsid="0148b58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51d5e" officeooo:paragraph-rsid="01051d5e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1076a76" officeooo:paragraph-rsid="01076a76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1394590" officeooo:paragraph-rsid="01394590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139f55e" officeooo:paragraph-rsid="0139f55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7f0" style:font-weight-asian="normal" style:font-weight-complex="normal"/>
    </style:style>
    <style:style style:name="T3" style:family="text">
      <style:text-properties fo:font-weight="normal" officeooo:rsid="00171d1e" style:font-weight-asian="normal" style:font-weight-complex="normal"/>
    </style:style>
    <style:style style:name="T4" style:family="text">
      <style:text-properties fo:font-weight="normal" officeooo:rsid="0056d1c2" style:font-weight-asian="normal" style:font-weight-complex="normal"/>
    </style:style>
    <style:style style:name="T5" style:family="text">
      <style:text-properties fo:font-weight="normal" officeooo:rsid="00d06976" style:font-weight-asian="normal" style:font-weight-complex="normal"/>
    </style:style>
    <style:style style:name="T6" style:family="text">
      <style:text-properties fo:font-weight="normal" officeooo:rsid="00d7c840" style:font-weight-asian="normal" style:font-weight-complex="normal"/>
    </style:style>
    <style:style style:name="T7" style:family="text">
      <style:text-properties fo:font-weight="normal" officeooo:rsid="00e5cb72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191ea4" style:font-style-asian="italic" style:font-style-complex="italic"/>
    </style:style>
    <style:style style:name="T10" style:family="text">
      <style:text-properties fo:font-style="italic" officeooo:rsid="0100a9cb" style:font-style-asian="italic" style:font-style-complex="italic"/>
    </style:style>
    <style:style style:name="T11" style:family="text">
      <style:text-properties fo:font-style="italic" officeooo:rsid="018f84f3" style:font-style-asian="italic" style:font-style-complex="italic"/>
    </style:style>
    <style:style style:name="T12" style:family="text">
      <style:text-properties fo:font-style="italic" fo:font-weight="normal" officeooo:rsid="011b58d4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9185" style:font-weight-asian="bold" style:font-weight-complex="bold"/>
    </style:style>
    <style:style style:name="T15" style:family="text">
      <style:text-properties fo:font-weight="bold" officeooo:rsid="005cabde" style:font-weight-asian="bold" style:font-weight-complex="bold"/>
    </style:style>
    <style:style style:name="T16" style:family="text">
      <style:text-properties fo:font-weight="bold" officeooo:rsid="00d32daa" style:font-weight-asian="bold" style:font-weight-complex="bold"/>
    </style:style>
    <style:style style:name="T17" style:family="text">
      <style:text-properties fo:font-weight="bold" officeooo:rsid="010215f9" style:font-weight-asian="bold" style:font-weight-complex="bold"/>
    </style:style>
    <style:style style:name="T18" style:family="text">
      <style:text-properties fo:font-weight="bold" officeooo:rsid="012bfc4d" style:font-weight-asian="bold" style:font-weight-complex="bold"/>
    </style:style>
    <style:style style:name="T19" style:family="text">
      <style:text-properties fo:font-weight="bold" officeooo:rsid="0128b95f" style:font-weight-asian="bold" style:font-weight-complex="bold"/>
    </style:style>
    <style:style style:name="T20" style:family="text">
      <style:text-properties fo:font-weight="bold" officeooo:rsid="01333660" style:font-weight-asian="bold" style:font-weight-complex="bold"/>
    </style:style>
    <style:style style:name="T21" style:family="text">
      <style:text-properties officeooo:rsid="0019214e"/>
    </style:style>
    <style:style style:name="T22" style:family="text">
      <style:text-properties officeooo:rsid="001affa8"/>
    </style:style>
    <style:style style:name="T23" style:family="text">
      <style:text-properties officeooo:rsid="001c35f2"/>
    </style:style>
    <style:style style:name="T24" style:family="text">
      <style:text-properties officeooo:rsid="001da3d7"/>
    </style:style>
    <style:style style:name="T25" style:family="text">
      <style:text-properties officeooo:rsid="005de0c7"/>
    </style:style>
    <style:style style:name="T26" style:family="text">
      <style:text-properties officeooo:rsid="00d06976"/>
    </style:style>
    <style:style style:name="T27" style:family="text">
      <style:text-properties officeooo:rsid="00d4f447"/>
    </style:style>
    <style:style style:name="T28" style:family="text">
      <style:text-properties officeooo:rsid="00d7c840"/>
    </style:style>
    <style:style style:name="T29" style:family="text">
      <style:text-properties officeooo:rsid="00d97ba5"/>
    </style:style>
    <style:style style:name="T30" style:family="text">
      <style:text-properties officeooo:rsid="00e2a113"/>
    </style:style>
    <style:style style:name="T31" style:family="text">
      <style:text-properties officeooo:rsid="00e5cb72"/>
    </style:style>
    <style:style style:name="T32" style:family="text">
      <style:text-properties officeooo:rsid="00eb2acc"/>
    </style:style>
    <style:style style:name="T33" style:family="text">
      <style:text-properties officeooo:rsid="00ecf88b"/>
    </style:style>
    <style:style style:name="T34" style:family="text">
      <style:text-properties officeooo:rsid="00efedee"/>
    </style:style>
    <style:style style:name="T35" style:family="text">
      <style:text-properties officeooo:rsid="00f83455"/>
    </style:style>
    <style:style style:name="T36" style:family="text">
      <style:text-properties officeooo:rsid="00fb2bdf"/>
    </style:style>
    <style:style style:name="T37" style:family="text">
      <style:text-properties officeooo:rsid="00fd44ec"/>
    </style:style>
    <style:style style:name="T38" style:family="text">
      <style:text-properties officeooo:rsid="0100a9cb"/>
    </style:style>
    <style:style style:name="T39" style:family="text">
      <style:text-properties officeooo:rsid="0103a89d"/>
    </style:style>
    <style:style style:name="T40" style:family="text">
      <style:text-properties fo:font-style="normal" officeooo:rsid="011b58d4" style:font-style-asian="normal" style:font-style-complex="normal"/>
    </style:style>
    <style:style style:name="T41" style:family="text">
      <style:text-properties fo:font-style="normal" officeooo:rsid="013be438" style:font-style-asian="normal" style:font-style-complex="normal"/>
    </style:style>
    <style:style style:name="T42" style:family="text">
      <style:text-properties fo:font-style="normal" fo:font-weight="normal" officeooo:rsid="0113059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b58d4" style:font-style-asian="normal" style:font-weight-asian="normal" style:font-style-complex="normal" style:font-weight-complex="normal"/>
    </style:style>
    <style:style style:name="T44" style:family="text">
      <style:text-properties officeooo:rsid="010478c1"/>
    </style:style>
    <style:style style:name="T45" style:family="text">
      <style:text-properties officeooo:rsid="0104e2e2"/>
    </style:style>
    <style:style style:name="T46" style:family="text">
      <style:text-properties officeooo:rsid="01062be8"/>
    </style:style>
    <style:style style:name="T47" style:family="text">
      <style:text-properties officeooo:rsid="010a9a93"/>
    </style:style>
    <style:style style:name="T48" style:family="text">
      <style:text-properties officeooo:rsid="010c79f1"/>
    </style:style>
    <style:style style:name="T49" style:family="text">
      <style:text-properties officeooo:rsid="010deb56"/>
    </style:style>
    <style:style style:name="T50" style:family="text">
      <style:text-properties officeooo:rsid="010edb92"/>
    </style:style>
    <style:style style:name="T51" style:family="text">
      <style:text-properties officeooo:rsid="010eeaa9"/>
    </style:style>
    <style:style style:name="T52" style:family="text">
      <style:text-properties officeooo:rsid="01106fb0"/>
    </style:style>
    <style:style style:name="T53" style:family="text">
      <style:text-properties officeooo:rsid="01191ea4"/>
    </style:style>
    <style:style style:name="T54" style:family="text">
      <style:text-properties officeooo:rsid="011b58d4"/>
    </style:style>
    <style:style style:name="T55" style:family="text">
      <style:text-properties officeooo:rsid="011d75f9"/>
    </style:style>
    <style:style style:name="T56" style:family="text">
      <style:text-properties officeooo:rsid="011e40dc"/>
    </style:style>
    <style:style style:name="T57" style:family="text">
      <style:text-properties officeooo:rsid="01235216"/>
    </style:style>
    <style:style style:name="T58" style:family="text">
      <style:text-properties officeooo:rsid="0123cf8b"/>
    </style:style>
    <style:style style:name="T59" style:family="text">
      <style:text-properties officeooo:rsid="01252a8a"/>
    </style:style>
    <style:style style:name="T60" style:family="text">
      <style:text-properties officeooo:rsid="01266849"/>
    </style:style>
    <style:style style:name="T61" style:family="text">
      <style:text-properties officeooo:rsid="012780db"/>
    </style:style>
    <style:style style:name="T62" style:family="text">
      <style:text-properties officeooo:rsid="0127ad40"/>
    </style:style>
    <style:style style:name="T63" style:family="text">
      <style:text-properties officeooo:rsid="0128b95f"/>
    </style:style>
    <style:style style:name="T64" style:family="text">
      <style:text-properties officeooo:rsid="012a84c4"/>
    </style:style>
    <style:style style:name="T65" style:family="text">
      <style:text-properties officeooo:rsid="012bfc4d"/>
    </style:style>
    <style:style style:name="T66" style:family="text">
      <style:text-properties officeooo:rsid="012e8507"/>
    </style:style>
    <style:style style:name="T67" style:family="text">
      <style:text-properties officeooo:rsid="0133cab5"/>
    </style:style>
    <style:style style:name="T68" style:family="text">
      <style:text-properties officeooo:rsid="0135b4f3"/>
    </style:style>
    <style:style style:name="T69" style:family="text">
      <style:text-properties officeooo:rsid="0135f271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officeooo:rsid="01394590"/>
    </style:style>
    <style:style style:name="T72" style:family="text">
      <style:text-properties officeooo:rsid="013be438"/>
    </style:style>
    <style:style style:name="T73" style:family="text">
      <style:text-properties officeooo:rsid="013e1835"/>
    </style:style>
    <style:style style:name="T74" style:family="text">
      <style:text-properties officeooo:rsid="0160056d"/>
    </style:style>
    <style:style style:name="T75" style:family="text">
      <style:text-properties officeooo:rsid="01617b04"/>
    </style:style>
    <style:style style:name="T76" style:family="text">
      <style:text-properties officeooo:rsid="017b87e6"/>
    </style:style>
    <style:style style:name="T77" style:family="text">
      <style:text-properties officeooo:rsid="017f2d7d"/>
    </style:style>
    <style:style style:name="T78" style:family="text">
      <style:text-properties officeooo:rsid="0183df86"/>
    </style:style>
    <style:style style:name="T79" style:family="text">
      <style:text-properties officeooo:rsid="018f84f3"/>
    </style:style>
    <style:style style:name="T80" style:family="text">
      <style:text-properties officeooo:rsid="0190ae12"/>
    </style:style>
    <style:style style:name="T81" style:family="text">
      <style:text-properties officeooo:rsid="0192fc39"/>
    </style:style>
    <style:style style:name="T82" style:family="text">
      <style:text-properties officeooo:rsid="0194c881"/>
    </style:style>
    <style:style style:name="T83" style:family="text">
      <style:text-properties officeooo:rsid="01969952"/>
    </style:style>
    <style:style style:name="T84" style:family="text">
      <style:text-properties officeooo:rsid="0197bf39"/>
    </style:style>
    <style:style style:name="T85" style:family="text">
      <style:text-properties officeooo:rsid="0198eb2c"/>
    </style:style>
    <style:style style:name="T86" style:family="text">
      <style:text-properties officeooo:rsid="01a1e6fe"/>
    </style:style>
    <style:style style:name="T87" style:family="text">
      <style:text-properties officeooo:rsid="01a33b3e"/>
    </style:style>
    <style:style style:name="T88" style:family="text">
      <style:text-properties officeooo:rsid="01a5b1b0"/>
    </style:style>
    <style:style style:name="T89" style:family="text">
      <style:text-properties officeooo:rsid="01a6aab6"/>
    </style:style>
    <style:style style:name="T90" style:family="text">
      <style:text-properties officeooo:rsid="01aee556"/>
    </style:style>
    <style:style style:name="T91" style:family="text">
      <style:text-properties officeooo:rsid="01afd53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אוניברסיטת <text:span text:style-name="T26">אריאל בשומרון</text:span></text:p>
      <text:p text:style-name="P16">פקולטה: מדעי הטבע</text:p>
      <text:p text:style-name="P16">מחלקה: מדעי המחשב</text:p>
      <text:p text:style-name="P16"/>
      <text:p text:style-name="P34">שם הקורס: אלגוריתמים כלכליים</text:p>
      <text:p text:style-name="P22"><text:bookmark-start text:name="__DdeLink__41629_579322434"/>קוד הקורס: 2-7062310 <text:bookmark-end text:name="__DdeLink__41629_579322434"/>קבוצה 1</text:p>
      <text:p text:style-name="P18"><text:bookmark-start text:name="__DdeLink__16073_579322434"/>שם המרצה: אראל סגל-<text:bookmark-end text:name="__DdeLink__16073_579322434"/>הלוי</text:p>
      <text:p text:style-name="P17"><text:span text:style-name="T3">שנה ______ה'תש"ף_______ </text:span><text:span text:style-name="T1">סמסטר ___</text:span><text:span text:style-name="T2">א</text:span><text:span text:style-name="T1">___ <text:s/>מועד __</text:span><text:span text:style-name="T2">א</text:span><text:span text:style-name="T1">__ <text:s/></text:span></text:p>
      <text:p text:style-name="P17"><text:span text:style-name="T1">תאריך בחינה:___</text:span><text:span text:style-name="T5">20</text:span><text:span text:style-name="T4">/2/2020</text:span><text:span text:style-name="T1">____</text:span></text:p>
      <text:p text:style-name="P16">משך הבחינה: 3 שעות </text:p>
      <text:p text:style-name="P16"/>
      <text:p text:style-name="P16"><text:bookmark text:name="_GoBack"/></text:p>
      <text:p text:style-name="P21">בבחינה חמש שאלות. <text:span text:style-name="T57">מותר לענות על כולן. </text:span></text:p>
      <text:list xml:id="list1448731829" text:style-name="L1">
        <text:list-item>
          <text:p text:style-name="P88">סכום הנקודות בכל השאלות הוא 120. מי שיקבל מעל 120 – ציונו יהיה 100.</text:p>
        </text:list-item>
      </text:list>
      <text:p text:style-name="P19"/>
      <text:p text:style-name="P19">יש לענות במחברת הבחינה.</text:p>
      <text:list xml:id="list315505309" text:style-name="WWNum4">
        <text:list-item>
          <text:p text:style-name="P84">אין צורך להעתיק את השאלון למחברת - השאלון יתפרסם <text:span text:style-name="T82">בגיטהאב</text:span> <text:span text:style-name="T83">של הקורס </text:span>לאחר הבחינה.</text:p>
        </text:list-item>
      </text:list>
      <text:p text:style-name="P19"/>
      <text:p text:style-name="P19">חומר עזר מותר בשימוש: דף-נוסחאות אישי בגודל פוליו (A4). <text:span text:style-name="T21">אפשר ל</text:span>כתוב משני צדי הדף.</text:p>
      <text:list xml:id="list773722041" text:style-name="WWNum2">
        <text:list-header>
          <text:p text:style-name="P85"/>
        </text:list-header>
      </text:list>
      <text:p text:style-name="P19">הנחיות לפתרון שאלות תיכנות:</text:p>
      <text:list xml:id="list492774641" text:style-name="WWNum5">
        <text:list-item>
          <text:p text:style-name="P87">מותר לכתוב קוד <text:span text:style-name="T24">בשפת פייתון, Java או ++C לפי בחירתכם.</text:span></text:p>
        </text:list-item>
        <text:list-item>
          <text:p text:style-name="P87"><text:span text:style-name="T23">מותר לכתוב גם </text:span>בפסאודו-קוד, <text:span text:style-name="T22">בתנאי שהקוד מדוייק ומפורט באותה רמה של שפת-תיכנות.</text:span></text:p>
        </text:list-item>
        <text:list-item>
          <text:p text:style-name="P86">יש לתעד את הקוד ולהסביר היטב בעברית מה עושה כל שורה ואיך זה מתאים לאלגוריתם.</text:p>
        </text:list-item>
        <text:list-item>
          <text:p text:style-name="P86">אתם לא נבחנים על התחביר של השפה אלא על האלגוריתם. העיקר שאוכל להבין מה עשיתם.</text:p>
        </text:list-item>
      </text:list>
      <text:p text:style-name="P19"/>
      <text:p text:style-name="P19">הנחיות כלליות:</text:p>
      <text:list xml:id="list95555574104979" text:continue-numbering="true" text:style-name="WWNum5">
        <text:list-item>
          <text:p text:style-name="P86">יש להסביר כל תשובה בפירוט. ניקוד מלא יינתן רק על תשובה נכונה עם הסבר נכון.</text:p>
        </text:list-item>
        <text:list-item>
          <text:p text:style-name="P86">אם נראה לכם ששאלה כלשהי אינה מוגדרת עד הסוף (חסרות הנחות מסויימות), הניחו את ההנחות שנראות בעיניכם <text:span text:style-name="T1">הגיוניות ביותר </text:span>בהתאם לשאלה.</text:p>
        </text:list-item>
      </text:list>
      <text:p text:style-name="P19"/>
      <text:p text:style-name="P2">בהצלחה!!</text:p>
      <text:p text:style-name="P2"/>
      <text:p text:style-name="P32">שאלה <text:span text:style-name="T29">1</text:span> [<text:span text:style-name="T86">20</text:span> נק']. קבוצת רכישה</text:p>
      <text:p text:style-name="P4">שלושה שותפים מקימים קבוצת-רכישה ובונים יחד בניין עם 3 דירות. <text:s text:c="2"/>עלות הבנייה: 90. </text:p>
      <text:p text:style-name="P4">ערכי הדירות בעיני השותפים הם: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0">דירת קרקע</text:p>
          </table:table-cell>
          <table:table-cell table:style-name="Table1.A1" office:value-type="string">
            <text:p text:style-name="P90">דירה אמצעית</text:p>
          </table:table-cell>
          <table:table-cell table:style-name="Table1.D1" office:value-type="string">
            <text:p text:style-name="P90">דירת גג</text:p>
          </table:table-cell>
        </table:table-row>
        <table:table-row table:style-name="Table1.1">
          <table:table-cell table:style-name="Table1.A1" office:value-type="string">
            <text:p text:style-name="P91">עמי</text:p>
          </table:table-cell>
          <table:table-cell table:style-name="Table1.A1" office:value-type="string">
            <text:p text:style-name="P35">50</text:p>
          </table:table-cell>
          <table:table-cell table:style-name="Table1.A1" office:value-type="string">
            <text:p text:style-name="P35">40</text:p>
          </table:table-cell>
          <table:table-cell table:style-name="Table1.D1" office:value-type="string">
            <text:p text:style-name="P35">0</text:p>
          </table:table-cell>
        </table:table-row>
        <table:table-row table:style-name="Table1.1">
          <table:table-cell table:style-name="Table1.A1" office:value-type="string">
            <text:p text:style-name="P91">תמי</text:p>
          </table:table-cell>
          <table:table-cell table:style-name="Table1.A1" office:value-type="string">
            <text:p text:style-name="P35">30</text:p>
          </table:table-cell>
          <table:table-cell table:style-name="Table1.A1" office:value-type="string">
            <text:p text:style-name="P94">10</text:p>
          </table:table-cell>
          <table:table-cell table:style-name="Table1.D1" office:value-type="string">
            <text:p text:style-name="P94">50</text:p>
          </table:table-cell>
        </table:table-row>
        <table:table-row table:style-name="Table1.1">
          <table:table-cell table:style-name="Table1.A1" office:value-type="string">
            <text:p text:style-name="P91">רמי</text:p>
          </table:table-cell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30</text:p>
          </table:table-cell>
          <table:table-cell table:style-name="Table1.D1" office:value-type="string">
            <text:p text:style-name="P35">50</text:p>
          </table:table-cell>
        </table:table-row>
      </table:table>
      <text:p text:style-name="P4"/>
      <text:p text:style-name="P4"><text:span text:style-name="T86">א [10 נק']. תארו אלגוריתם המחליט איזו</text:span> שותף יקבל איזו דירה, וכמה כסף ישלם. <text:s/>הדרישות:</text:p>
      <text:list xml:id="list1846682704" text:style-name="WWNum1">
        <text:list-item>
          <text:p text:style-name="P71">השותפים לא יקנאו זה בזה;</text:p>
        </text:list-item>
        <text:list-item>
          <text:p text:style-name="P71">כל שותף יקבל בדיוק דירה אחת;</text:p>
        </text:list-item>
        <text:list-item>
          <text:p text:style-name="P71">סכום התשלומים של כל הדיירים יהיה שווה בדיוק לעלות הבניה.</text:p>
        </text:list-item>
      </text:list>
      <text:p text:style-name="P64"/>
      <text:p text:style-name="P66"><text:span text:style-name="T87">ב [10 נק']. </text:span>תארו בפירוט את אופן הרצת האלגוריתם על הדוגמה, <text:span text:style-name="T84">כולל כל חישובי הביניים</text:span>. </text:p>
      <text:p text:style-name="P72">הראו שהתוצאה (בדוגמה זו) אכן מקיימת את הדרישות.</text:p>
      <text:p text:style-name="P67"/>
      <text:p text:style-name="P31"><text:span text:style-name="T13">שאלה </text:span><text:span text:style-name="T15">2 </text:span><text:span text:style-name="T13"><text:s/>[</text:span><text:span text:style-name="T17">30</text:span><text:span text:style-name="T14"> </text:span><text:span text:style-name="T13">נק']. </text:span><text:span text:style-name="T16">תוכנית למציאת שיפור פארטו</text:span></text:p>
      <text:p text:style-name="P57">השאלה עוסקת בבעייה של חלוקת משאבים רציפים ללא כסף <text:span text:style-name="T36">בין שני שותפים. </text:span></text:p>
      <text:p text:style-name="P58"><text:span text:style-name="T37">ה</text:span>טבלה <text:span text:style-name="T37">הבאה </text:span>מייצגת את הערך שכל אחד/ת מהשחקנים מייחס לכל אחד מהמשאבים <text:span text:style-name="T46">(באלפי ש"ח)</text:span>:</text:p>
      <text:p text:style-name="P20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92">נפט</text:p>
          </table:table-cell>
          <table:table-cell table:style-name="Table2.A1" office:value-type="string">
            <text:p text:style-name="P92">עץ</text:p>
          </table:table-cell>
          <table:table-cell table:style-name="Table2.D1" office:value-type="string">
            <text:p text:style-name="P92">פלדה</text:p>
          </table:table-cell>
        </table:table-row>
        <table:table-row table:style-name="Table2.2">
          <table:table-cell table:style-name="Table2.A1" office:value-type="string">
            <text:p text:style-name="P92">עמי</text:p>
          </table:table-cell>
          <table:table-cell table:style-name="Table2.A1" office:value-type="string">
            <text:p text:style-name="P95">2</text:p>
          </table:table-cell>
          <table:table-cell table:style-name="Table2.A1" office:value-type="string">
            <text:p text:style-name="P96">4</text:p>
          </table:table-cell>
          <table:table-cell table:style-name="Table2.D1" office:value-type="string">
            <text:p text:style-name="P96">6</text:p>
          </table:table-cell>
        </table:table-row>
        <table:table-row table:style-name="Table2.3">
          <table:table-cell table:style-name="Table2.A1" office:value-type="string">
            <text:p text:style-name="P92">תמי</text:p>
          </table:table-cell>
          <table:table-cell table:style-name="Table2.A1" office:value-type="string">
            <text:p text:style-name="P95">9</text:p>
          </table:table-cell>
          <table:table-cell table:style-name="Table2.A1" office:value-type="string">
            <text:p text:style-name="P95">7</text:p>
          </table:table-cell>
          <table:table-cell table:style-name="Table2.D1" office:value-type="string">
            <text:p text:style-name="P95">5</text:p>
          </table:table-cell>
        </table:table-row>
      </table:table>
      <text:p text:style-name="P44"/>
      <text:p text:style-name="P47">א [10 נק']. <text:span text:style-name="T38">נתונה חלוקה שבה עמי מקבל x אחוז מהנפט, y אחוז מהעץ ו-z אחוז מהפלדה, ותמי מקבלת את כל השאר. כתבו ביטויים עבור הערך של עמי ועבור הערך של תמי, כפונקציה של x, y, z. </text:span></text:p>
      <text:p text:style-name="P46"><text:span text:style-name="T38">עבור איזה ערכים של x, y, z, </text:span><text:span text:style-name="T10"><text:s/>סכום הערכים </text:span><text:span text:style-name="T38">הוא מקסימלי?</text:span></text:p>
      <text:p text:style-name="P46"/>
      <text:p text:style-name="P50"><text:span text:style-name="T47">ב</text:span> [10 נק']. כתבו תוכנית בפייתון עם <text:span text:style-name="T39">cvxpy</text:span> (או בפסאודו-קוד מפורט ומדוייק) <text:span text:style-name="T50">המחשבת ערכים x, y, z המייצגים חלוקת משאבים, כך ש:</text:span></text:p>
      <text:list xml:id="list1118734539" text:style-name="L2">
        <text:list-item>
          <text:p text:style-name="P75">החלוקה יעילה פארטו;</text:p>
        </text:list-item>
        <text:list-item>
          <text:p text:style-name="P75">החלוקה <text:span text:style-name="T49">ללא קנאה.</text:span></text:p>
        </text:list-item>
      </text:list>
      <text:p text:style-name="P77">כותרת הפונקציה:</text:p>
      <text:p text:style-name="P61">def find_<text:span text:style-name="T50">pareto_optimal_envy_free</text:span>(<text:span text:style-name="T44">):...</text:span></text:p>
      <text:p text:style-name="P48"/>
      <text:p text:style-name="P52">הפונקציה צריכה להדפיס למסך את החלוקה החדשה, למשל:</text:p>
      <text:p text:style-name="P63">The <text:span text:style-name="T50">Pareto-optimal-envy-free allocation</text:span> is: x=0.<text:span text:style-name="T50">2</text:span>, y=0.<text:span text:style-name="T50">3</text:span>, z=0.<text:span text:style-name="T50">4</text:span></text:p>
      <text:p text:style-name="P53"><text:span text:style-name="T9">הערה</text:span><text:span text:style-name="T53">:</text:span> יש לכתוב קוד כללי, שאפשר <text:span text:style-name="T53">להתאים בקלות למטריצות עם ערכים שונים.</text:span></text:p>
      <text:p text:style-name="P43"/>
      <text:p text:style-name="P49"><text:span text:style-name="T48">ג</text:span> [10 נק']. כתבו תוכנית בפייתון עם <text:span text:style-name="T39">cvxpy</text:span> (או בפסאודו-קוד מפורט ומדוייק) המקבלת כקלט ערכים x<text:span text:style-name="T74">0</text:span>, y<text:span text:style-name="T74">0</text:span>, z<text:span text:style-name="T74">0</text:span> המייצגים חלוקה <text:span text:style-name="T51">קיימת (שאינה יעילה פארטו)</text:span>, ומחזירה כפלט <text:span text:style-name="T45">ערכים חדשים x, y, z המייצגים </text:span>חלוקה <text:span text:style-name="T45">חדשה עם התכונות הבאות:</text:span></text:p>
      <text:list xml:id="list95554675669468" text:continue-numbering="true" text:style-name="L2">
        <text:list-item>
          <text:p text:style-name="P76">החלוקה החדשה יעילה פארטו;</text:p>
        </text:list-item>
        <text:list-item>
          <text:p text:style-name="P76">החלוקה החדשה היא <text:span text:style-name="T8">שיפור פארטו </text:span>של החלוקה הקיימת.</text:p>
        </text:list-item>
      </text:list>
      <text:p text:style-name="P56">(אין דרישה שהחלוקה החדשה תהיה ללא קנאה). <text:s text:c="12"/><text:span text:style-name="T39">כותרת הפונקציה:</text:span></text:p>
      <text:p text:style-name="P60">def find_pareto_improvement (x<text:span text:style-name="T75">0</text:span>: <text:span text:style-name="T44">float, y0: float, z0: float):...</text:span></text:p>
      <text:p text:style-name="P45"/>
      <text:p text:style-name="P51">הפונקציה צריכה להדפיס למסך את החלוקה החדשה, למשל:</text:p>
      <text:p text:style-name="P62">The Pareto-improvement is: <text:span text:style-name="T75">x</text:span>=0.3, <text:span text:style-name="T75">y</text:span>=0.5, <text:span text:style-name="T75">z</text:span>=0.7</text:p>
      <text:p text:style-name="P55"/>
      <text:p text:style-name="P54"/>
      <text:p text:style-name="P33"><text:soft-page-break/>שאלה <text:span text:style-name="T25">3</text:span> [<text:span text:style-name="T88">20</text:span> נק']. <text:span text:style-name="T27">שוק מכוניות יד שניה</text:span></text:p>
      <text:p text:style-name="P78">נבחרתם לנהל שוק למכוניות יד שניה. <text:s/>לשוק מגיעים מוכרים וקונים. כל מוכר מגיע עם מכונית אחת, וכל קונה רוצה לקנות מכונית אחת. לצורך השאלה נניח שכל המכוניות זהות, אבל כל מוכר וקונה מייחס ערך שונה למכונית: לכל מוכר ולכל קונה ישנו מספר המתאר את הערך שהוא מייחס למכונית (באלפי ש"ח). המוכרים והקונים הם קוואזי-ליניאריים.</text:p>
      <text:p text:style-name="P78">עליכם להחליט מי יקנה וכמה כסף ישלם, מי ימכור וכמה כסף יקבל. המטרה שלכם היא למקסם את הרווחה החברתית – סכום הערכים של כל המשתתפים.</text:p>
      <text:p text:style-name="P3"/>
      <text:p text:style-name="P3">א [10 נק']. נניח שערכי <text:span text:style-name="T28">הקונים והמוכרים </text:span><text:span text:style-name="T6">ידועים לכם, </text:span><text:span text:style-name="T7">והם:</text:span></text:p>
      <text:list xml:id="list95553940190913" text:continue-list="list773722041" text:style-name="WWNum2">
        <text:list-item>
          <text:p text:style-name="P79"><text:span text:style-name="T31">יש שמונה קונים, והערכים שלהם הם: <text:s/></text:span>19, 5, 15, 7, 11, 3, 1, 9.</text:p>
        </text:list-item>
        <text:list-item>
          <text:p text:style-name="P80"><text:span text:style-name="T31">יש שמונה מוכרים, והערכים שלהם הם</text:span>: 6, 8, 18, 16, 2, 4, 14, 12.</text:p>
        </text:list-item>
      </text:list>
      <text:p text:style-name="P8">כמו כן, נניח שאתם חייבים לקבוע מחיר <text:span text:style-name="T33">אחד למכונית.</text:span></text:p>
      <text:p text:style-name="P6">מהו המסחר האופטימלי? מי קונה, מי מוכר, ומהו המחיר למכונית? <text:span text:style-name="T32">נמקו ו</text:span>הסבירו את <text:span text:style-name="T30">אופן החישוב</text:span>.</text:p>
      <text:p text:style-name="P6"/>
      <text:p text:style-name="P7"><text:span text:style-name="T89">ב [10 נק']. </text:span>תארו אלגוריתם עם התכונות הבאות:</text:p>
      <text:list xml:id="list3084415570" text:style-name="L3">
        <text:list-item>
          <text:p text:style-name="P73">לכל קונה ולכל מוכר כדאי להגיד את הערך <text:span text:style-name="T31">האמיתי שלהם למכונית;</text:span></text:p>
        </text:list-item>
        <text:list-item>
          <text:p text:style-name="P74">אין גירעון – סכום הכסף שמשלמים <text:span text:style-name="T34">הקונים גדול או שווה מסכום הכסף שמקבלים המוכרים;</text:span></text:p>
        </text:list-item>
        <text:list-item>
          <text:p text:style-name="P74">המסחר הוא אופטימלי עד כדי עסקה אחת <text:span text:style-name="T34">(עושים </text:span>לכל היותר עסקה אחת פחות מהמסחר האופטימלי).</text:p>
        </text:list-item>
      </text:list>
      <text:p text:style-name="P5"><text:span text:style-name="T35">הוכיחו שהאלגוריתם אכן מקיים תכונות אלה. </text:span>הדגימו את האלגוריתם על המספרים של סעיף א.</text:p>
      <text:p text:style-name="P9"/>
      <text:p text:style-name="P30">שאלה <text:span text:style-name="T25">4</text:span> [20 נק']. <text:span text:style-name="T52">שיבוץ מתמחים למרכזים רפואיים</text:span></text:p>
      <text:p text:style-name="P14">בפקולטה לרפואה ישנם <text:span text:style-name="T8">n </text:span>סטודנטים שסיימו <text:span text:style-name="T55">הרגע את לימודיהם, והם צריכים להתמחות במרכזים רפואיים. </text:span></text:p>
      <text:p text:style-name="P10"><text:span text:style-name="T56">לצורך השאלה </text:span>יש<text:span text:style-name="T56">נם</text:span> שלושה מרכזים רפואיים: רמב"ם, הדסה ואיכילוב. <text:span text:style-name="T42">בכל מרכז רפואי יש</text:span><text:span text:style-name="T43">נם </text:span><text:span text:style-name="T12">n </text:span><text:span text:style-name="T43">מקומות למתמחים</text:span><text:span text:style-name="T40">.</text:span></text:p>
      <text:p text:style-name="P11">לכל מתמחה יש יחס העדפה חזק על המרכזים הרפואיים, ולכל מרכז רפואי יש יחס העדפה חזק על המתמחים.</text:p>
      <text:p text:style-name="P13">א [10 נק']. <text:span text:style-name="T85">הגדירו במדוייק את המושג "שיבוץ יציב" במצב המתואר בשאלה.</text:span></text:p>
      <text:p text:style-name="P12"><text:span text:style-name="T85">ב</text:span> [10 נק']. <text:span text:style-name="T54">הוכיחו, שבמצב המתואר בשאלה, ישנו שיבוץ יציב אחד ויחיד. תארו אלגוריתם המוצא שידוך זה בזמן O(n).</text:span></text:p>
      <text:p text:style-name="P15"/>
      <text:p text:style-name="P39"/>
      <text:p text:style-name="P37">שאלה 5 [<text:span text:style-name="T81">30</text:span> נק']. ניהול הוגן של ועד הבית</text:p>
      <text:p text:style-name="P68">אתם גרים בבניין עם <text:span text:style-name="T67">60</text:span> דיירים, ונבחרתם פה אחד לתפקיד יו"ר ועד הבית. <text:span text:style-name="T62">מייד כשנכנסתם לתפקיד גיליתם שיש הרבה משימות לטפל בהן, וכל משימה לוקחת הרבה זמן:</text:span></text:p>
      <text:list xml:id="list4141881207" text:style-name="L4">
        <text:list-item>
          <text:p text:style-name="P82"><text:span text:style-name="T20">א</text:span><text:span text:style-name="T19">. </text:span><text:span text:style-name="T63">לדאוג לסיוד הגג – 5 שעות;</text:span></text:p>
        </text:list-item>
        <text:list-item>
          <text:p text:style-name="P82"><text:span text:style-name="T20">ב</text:span><text:span text:style-name="T18">. </text:span><text:span text:style-name="T64">לבנות ארגז לחתולים המבקרים בבניין – 2 שעות;</text:span></text:p>
        </text:list-item>
        <text:list-item>
          <text:p text:style-name="P82"><text:span text:style-name="T20">ג</text:span><text:span text:style-name="T18">. </text:span><text:span text:style-name="T65">לגלות למה אנחנו משלמים כל-כך הרבה כסף על "צריכת מים משותפת" – 20 שעות.</text:span></text:p>
        </text:list-item>
        <text:list-item>
          <text:p text:style-name="P82"><text:span text:style-name="T20">ד</text:span><text:span text:style-name="T19">. </text:span><text:span text:style-name="T63">לבנות מעלית לבניין – 10 שעות;</text:span></text:p>
        </text:list-item>
      </text:list>
      <text:p text:style-name="P69">יש הרבה משימות לטפל בהן, <text:span text:style-name="T60">אבל אין לכם זמן לטפל בכולן - </text:span>אתם יכולים להשקיע בסך-הכל 30 שעות בחודש בענייני ועד הבית. <text:s/>עליכם <text:span text:style-name="T60">למצוא </text:span>אלגוריתם שיעזור לכם להחליט <text:span text:style-name="T61">באיזה משימות לטפל.</text:span></text:p>
      <text:p text:style-name="P70">לכל אחד מהדיירים יש דעה אחרת בשאלה מה הן המשימות החשובות ביותר, <text:span text:style-name="T66">לפי הטבלה הבאה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3">הדיירים<text:line-break/><text:span text:style-name="T70">(לפי מס' דירה)</text:span>:</text:p>
          </table:table-cell>
          <table:table-cell table:style-name="Table3.A1" office:value-type="string">
            <text:p text:style-name="P25">1 עד <text:span text:style-name="T68">10</text:span></text:p>
          </table:table-cell>
          <table:table-cell table:style-name="Table3.A1" office:value-type="string">
            <text:p text:style-name="P26">11 עד <text:span text:style-name="T69">15</text:span></text:p>
          </table:table-cell>
          <table:table-cell table:style-name="Table3.A1" office:value-type="string">
            <text:p text:style-name="P27">16 עד 30</text:p>
          </table:table-cell>
          <table:table-cell table:style-name="Table3.A1" office:value-type="string">
            <text:p text:style-name="P28">31 עד <text:span text:style-name="T71">40</text:span></text:p>
          </table:table-cell>
          <table:table-cell table:style-name="Table3.A1" office:value-type="string">
            <text:p text:style-name="P29">41 עד <text:span text:style-name="T77">45</text:span></text:p>
          </table:table-cell>
          <table:table-cell table:style-name="Table3.G1" office:value-type="string">
            <text:p text:style-name="P29"><text:span text:style-name="T77">46</text:span> עד 60</text:p>
          </table:table-cell>
        </table:table-row>
        <table:table-row table:style-name="Table3.1">
          <table:table-cell table:style-name="Table3.A2" office:value-type="string">
            <text:p text:style-name="P23">המשימות החשובות בעיניהם:</text:p>
          </table:table-cell>
          <table:table-cell table:style-name="Table3.A2" office:value-type="string">
            <text:p text:style-name="P24">א+<text:span text:style-name="T67">ג</text:span></text:p>
          </table:table-cell>
          <table:table-cell table:style-name="Table3.A2" office:value-type="string">
            <text:p text:style-name="P24">ב+<text:span text:style-name="T69">ג</text:span></text:p>
          </table:table-cell>
          <table:table-cell table:style-name="Table3.A2" office:value-type="string">
            <text:p text:style-name="P27"><text:span text:style-name="T76">א+</text:span>ג+ד</text:p>
          </table:table-cell>
          <table:table-cell table:style-name="Table3.A2" office:value-type="string">
            <text:p text:style-name="P97">ג</text:p>
          </table:table-cell>
          <table:table-cell table:style-name="Table3.A2" office:value-type="string">
            <text:p text:style-name="P97">ד</text:p>
          </table:table-cell>
          <table:table-cell table:style-name="Table3.G2" office:value-type="string">
            <text:p text:style-name="P98">א+ד</text:p>
          </table:table-cell>
        </table:table-row>
      </table:table>
      <text:p text:style-name="P40"/>
      <text:p text:style-name="P42"><text:span text:style-name="T72">א [10 נק']. תארו אלגוריתם שיחליט עבורכם באיזה משימות להשקיע, כך שהתוצאה תהיה </text:span><text:span text:style-name="T41">פרופורציונלית לכל תת-קבוצה של k דיירים. הדגימו</text:span><text:span text:style-name="T72"> את פעולת האלגוריתם על הטבלה למעלה והראו שהתוצאה אכן פרופורציונלית.</text:span></text:p>
      <text:p text:style-name="P41"/>
      <text:p text:style-name="P59">ב [10 נק']. האם תוצאת האלגוריתם שתיארתם בסעיף א יעילה פארטו <text:span text:style-name="T80">(במקרה הפרטי)</text:span>?</text:p>
      <text:p text:style-name="P59"><text:span text:style-name="T79">האם האלגוריתם </text:span><text:span text:style-name="T11">תמיד </text:span><text:span text:style-name="T79">יעיל פארטו (במקרה הכללי)?</text:span></text:p>
      <text:p text:style-name="P65"/>
      <text:p text:style-name="P40"><text:span text:style-name="T78">ג</text:span> <text:s/>[10 נק']. <text:span text:style-name="T73">בבניין יש 6 קומות, בכל קומה 10 דיירים. עלות בניית מעלית בגובה k קומות היא 100k. בהנחה שהחלטנו לבנות מעלית בגובה 6 קומות, כמה צריך לשלם כל דייר לפי עקרונות ההגינות של שאפלי? הסבירו את החישוב.</text:span></text:p>
      <text:p text:style-name="P89"/>
      <text:p text:style-name="P89"/>
      <text:p text:style-name="P38">שאלה <text:span text:style-name="T58">6</text:span>. <text:span text:style-name="T91">מענק נקודות</text:span></text:p>
      <text:p text:style-name="P81">אם שמכם הופיע באחד או יותר מקבצי הפתרונות שפורסמו בגיטהאב של הקורס, אנא ציינו את מספרי המטלות <text:span text:style-name="T90">והשאלות</text:span>. <text:span text:style-name="T59">כל שאלה שבה שמכם הופיע, מזכה אתכם בתוספת של נקודה לציון הבחינה.</text:span>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erif" svg:font-family="'Liberation Serif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1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1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family-generic="roman" style:font-pitch="variable" fo:font-size="18pt" fo:language="en" fo:country="US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achlieli CLM" fo:font-family="'Nachlieli CLM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weight="bold" style:letter-kerning="false" style:font-name-asian="DejaVu Sans" style:font-family-asian="'DejaVu Sans'" style:font-family-generic-asian="system" style:font-pitch-asian="variable" style:font-size-asian="12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style="italic" style:letter-kerning="false" style:font-name-asian="DejaVu Sans" style:font-family-asian="'DejaVu Sans'" style:font-family-generic-asian="system" style:font-pitch-asian="variable" style:font-size-asian="12pt" style:language-asian="en" style:country-asian="US" style:font-style-asian="italic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Notizen" style:display-name="Title1~LT~Notizen" style:family="paragraph" style:default-outline-level="">
      <style:paragraph-properties fo:margin-top="0.1102in" fo:margin-bottom="0in" loext:contextual-spacing="false" style:line-height-at-least="0.4327in" fo:text-align="start" style:justify-single-word="false" fo:orphans="2" fo:widows="2" style:writing-mode="lr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Untertitel" style:display-name="Title1~LT~Untertitel" style:family="paragraph" style:default-outline-level="">
      <style:paragraph-properties fo:margin-left="0.6618in" fo:margin-right="0in" fo:margin-top="0.1701in" fo:margin-bottom="0in" loext:contextual-spacing="false" style:line-height-at-least="0.4327in" fo:text-align="center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68%" fo:text-align="end" style:justify-single-word="false" fo:orphans="2" fo:widows="2" style:writing-mode="rl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9" style:display-name="Title1~LT~Gliederung 9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8" style:display-name="Title1~LT~Gliederung 8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7" style:display-name="Title1~LT~Gliederung 7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6" style:display-name="Title1~LT~Gliederung 6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5" style:display-name="Title1~LT~Gliederung 5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4" style:display-name="Title1~LT~Gliederung 4" style:family="paragraph" style:default-outline-level="">
      <style:paragraph-properties fo:margin-left="3.0866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0866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3" style:display-name="Title1~LT~Gliederung 3" style:family="paragraph" style:default-outline-level="">
      <style:paragraph-properties fo:margin-left="2.2047in" fo:margin-right="0in" fo:margin-top="0.147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2.2047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2" style:display-name="Title1~LT~Gliederung 2" style:family="paragraph" style:default-outline-level="">
      <style:paragraph-properties fo:margin-left="1.4335in" fo:margin-right="0in" fo:margin-top="0.1591in" fo:margin-bottom="0in" loext:contextual-spacing="false" style:line-height-at-least="0.4327in" fo:text-align="end" style:justify-single-word="false" fo:orphans="2" fo:widows="2" fo:text-indent="-0.5516in" style:auto-text-indent="false" style:writing-mode="rl-tb">
        <style:tab-stops>
          <style:tab-stop style:position="1.4335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1" style:display-name="Title1~LT~Gliederung 1" style:family="paragraph" style:default-outline-level="">
      <style:paragraph-properties fo:margin-left="0.6618in" fo:margin-right="0in" fo:margin-top="0.1701in" fo:margin-bottom="0in" loext:contextual-spacing="false" style:line-height-at-least="0.4327in" fo:text-align="end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9" style:display-name="Master1-Layout9-picTx-תמונה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8" style:display-name="Master1-Layout9-picTx-תמונה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7" style:display-name="Master1-Layout9-picTx-תמונה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6" style:display-name="Master1-Layout9-picTx-תמונה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5" style:display-name="Master1-Layout9-picTx-תמונה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4" style:display-name="Master1-Layout9-picTx-תמונה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3" style:display-name="Master1-Layout9-picTx-תמונה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2" style:display-name="Master1-Layout9-picTx-תמונה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9" style:display-name="Master1-Layout8-objTx-תוכן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8" style:display-name="Master1-Layout8-objTx-תוכן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7" style:display-name="Master1-Layout8-objTx-תוכן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6" style:display-name="Master1-Layout8-objTx-תוכן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5" style:display-name="Master1-Layout8-objTx-תוכן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4" style:display-name="Master1-Layout8-objTx-תוכן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3" style:display-name="Master1-Layout8-objTx-תוכן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2" style:display-name="Master1-Layout8-objTx-תוכן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Notizen" style:display-name="Master1-Layout7-blank-ריק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9" style:display-name="Master1-Layout7-blank-ריק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8" style:display-name="Master1-Layout7-blank-ריק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7" style:display-name="Master1-Layout7-blank-ריק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6" style:display-name="Master1-Layout7-blank-ריק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5" style:display-name="Master1-Layout7-blank-ריק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4" style:display-name="Master1-Layout7-blank-ריק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3" style:display-name="Master1-Layout7-blank-ריק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2" style:display-name="Master1-Layout7-blank-ריק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9" style:display-name="Master1-Layout6-titleOnly-כותרת-בלבד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8" style:display-name="Master1-Layout6-titleOnly-כותרת-בלבד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7" style:display-name="Master1-Layout6-titleOnly-כותרת-בלבד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6" style:display-name="Master1-Layout6-titleOnly-כותרת-בלבד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5" style:display-name="Master1-Layout6-titleOnly-כותרת-בלבד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4" style:display-name="Master1-Layout6-titleOnly-כותרת-בלבד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3" style:display-name="Master1-Layout6-titleOnly-כותרת-בלבד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2" style:display-name="Master1-Layout6-titleOnly-כותרת-בלבד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9" style:display-name="Master1-Layout5-twoTxTwoObj-השווא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8" style:display-name="Master1-Layout5-twoTxTwoObj-השווא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7" style:display-name="Master1-Layout5-twoTxTwoObj-השווא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6" style:display-name="Master1-Layout5-twoTxTwoObj-השווא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5" style:display-name="Master1-Layout5-twoTxTwoObj-השווא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4" style:display-name="Master1-Layout5-twoTxTwoObj-השווא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3" style:display-name="Master1-Layout5-twoTxTwoObj-השווא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2" style:display-name="Master1-Layout5-twoTxTwoObj-השווא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9" style:display-name="Master1-Layout4-twoObj-שני-תכנים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8" style:display-name="Master1-Layout4-twoObj-שני-תכנים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7" style:display-name="Master1-Layout4-twoObj-שני-תכנים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6" style:display-name="Master1-Layout4-twoObj-שני-תכנים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5" style:display-name="Master1-Layout4-twoObj-שני-תכנים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4" style:display-name="Master1-Layout4-twoObj-שני-תכנים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3" style:display-name="Master1-Layout4-twoObj-שני-תכנים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2" style:display-name="Master1-Layout4-twoObj-שני-תכנים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9" style:display-name="Master1-Layout2-obj-כותרת-ותוכן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8" style:display-name="Master1-Layout2-obj-כותרת-ותוכן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7" style:display-name="Master1-Layout2-obj-כותרת-ותוכן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6" style:display-name="Master1-Layout2-obj-כותרת-ותוכן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5" style:display-name="Master1-Layout2-obj-כותרת-ותוכן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4" style:display-name="Master1-Layout2-obj-כותרת-ותוכן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3" style:display-name="Master1-Layout2-obj-כותרת-ותוכן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2" style:display-name="Master1-Layout2-obj-כותרת-ותוכן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9" style:display-name="Master1-Layout1-title-שקופית-כותרת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8" style:display-name="Master1-Layout1-title-שקופית-כותרת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7" style:display-name="Master1-Layout1-title-שקופית-כותרת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6" style:display-name="Master1-Layout1-title-שקופית-כותרת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5" style:display-name="Master1-Layout1-title-שקופית-כותרת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4" style:display-name="Master1-Layout1-title-שקופית-כותרת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3" style:display-name="Master1-Layout1-title-שקופית-כותרת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2" style:display-name="Master1-Layout1-title-שקופית-כותרת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Notizen" style:display-name="Master1-Default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9" style:display-name="Master1-Default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8" style:display-name="Master1-Default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7" style:display-name="Master1-Default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6" style:display-name="Master1-Default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5" style:display-name="Master1-Default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4" style:display-name="Master1-Default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3" style:display-name="Master1-Default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2" style:display-name="Master1-Default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1" style:display-name="tx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Gliederung_20_1" style:display-name="Title and Conten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0.5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style:style style:name="ListLabel_20_658" style:display-name="ListLabel 65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3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3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3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3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3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3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3" style:font-family-complex="OpenSymbol" style:font-family-generic-complex="system" style:font-pitch-complex="variable"/>
    </style:style>
    <style:style style:name="ListLabel_20_667" style:display-name="ListLabel 66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3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3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3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3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3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3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3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3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3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3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3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3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3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3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3" style:font-family-complex="OpenSymbol" style:font-family-generic-complex="system" style:font-pitch-complex="variable"/>
    </style:style>
    <style:style style:name="ListLabel_20_685" style:display-name="ListLabel 685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6" style:display-name="ListLabel 68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3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3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3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3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3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3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3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3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3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3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3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3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3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3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3" style:font-family-complex="OpenSymbol" style:font-family-generic-complex="system" style:font-pitch-complex="variable"/>
    </style:style>
    <style:style style:name="ListLabel_20_703" style:display-name="ListLabel 70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4" style:display-name="ListLabel 70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3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3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3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3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3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3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3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3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3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3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3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3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3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3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3" style:font-family-complex="OpenSymbol" style:font-family-generic-complex="system" style:font-pitch-complex="variable"/>
    </style:style>
    <style:style style:name="ListLabel_20_721" style:display-name="ListLabel 721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3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3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3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3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3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3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3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3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3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3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3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3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3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3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3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3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3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3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3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3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3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3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3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3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3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3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3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3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3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3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3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3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3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3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3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3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3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3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3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3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3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3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3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3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3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3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3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3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3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3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3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3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3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3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3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3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3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3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3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3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3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3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3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3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3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3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3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3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3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4" style:display-name="ListLabel 79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3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3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3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3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3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3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3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3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3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3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3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3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3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3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3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3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3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3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3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3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3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3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3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3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3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3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3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3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3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3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3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3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3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3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3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3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3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3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3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3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3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3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3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3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3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3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3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3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3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3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3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3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3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3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3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3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3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3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3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3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3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3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3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3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3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3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3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3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3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3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3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3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3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3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3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3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3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3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3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3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3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3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3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3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3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3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3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3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3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3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3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3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3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3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3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3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3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3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3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3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3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3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3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3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3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3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3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3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3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3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3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3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3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3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3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3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3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3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3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3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3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3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3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3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3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3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3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3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3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3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3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3" style:font-family-complex="OpenSymbol" style:font-family-generic-complex="system" style:font-pitch-complex="variable"/>
    </style:style>
    <style:style style:name="ListLabel_20_928" style:display-name="ListLabel 92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29" style:display-name="ListLabel 92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3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3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3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3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3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3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3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3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3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3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3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3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3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3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3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3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3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3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3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3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3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3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3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3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3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3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3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3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3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3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3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3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3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3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3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3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3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3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3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3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3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3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3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3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3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3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3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3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3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3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3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3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3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3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3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3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3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3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3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3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3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3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3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3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3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3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3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3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3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3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3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3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3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3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3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3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3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3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3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3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3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3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3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3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3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3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3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3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3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3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3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3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3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3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3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3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3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3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3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3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3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3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3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3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3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3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3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3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3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3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3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3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3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3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3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3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3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3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3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3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3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3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3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3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3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3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3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3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3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3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3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3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3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3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3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3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3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3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3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3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3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3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3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3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3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3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3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3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3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3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3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3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3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3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3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3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3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3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3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3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3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3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3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3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3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3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3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3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3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3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3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3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3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3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3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3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3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3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3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3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3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3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3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3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3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3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3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3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3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3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3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3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3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3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26" style:display-name="ListLabel 1126" style:family="text">
      <style:text-properties style:font-name-complex="OpenSymbol3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3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3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3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3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3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3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3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3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3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3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3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3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3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3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3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3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3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3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3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3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3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3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3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3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3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3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3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3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3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3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3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3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3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3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3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3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3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3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3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3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3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3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3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3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3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3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3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3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3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3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3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3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3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3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3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3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3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3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3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3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3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3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3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3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3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3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3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3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3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3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3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3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3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3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3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3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3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3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3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3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3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3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3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3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3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3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3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3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3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3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3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3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3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3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3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3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3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3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="Courier New" fo:font-family="'Courier New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3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3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3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3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3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3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3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1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3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3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3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4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4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4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4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4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4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4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4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5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5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5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5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5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5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5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5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6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6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3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64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65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66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67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68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9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0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7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7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7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7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7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7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7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7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8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8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8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8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8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8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8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8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8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9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9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9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9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9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9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9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98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9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0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01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02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03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04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05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06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07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08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9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0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11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12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13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14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15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1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1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1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2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2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2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2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2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71in" fo:margin-left="0in" fo:margin-right="0in" fo:margin-bottom="0.31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creator>Erel Segal-Halevi</dc:creator>
    <dc:date>2020-01-28T09:55:53.245968946</dc:date>
    <meta:editing-cycles>1550</meta:editing-cycles>
    <meta:editing-duration>P2DT16H29M37S</meta:editing-duration>
    <meta:generator>LibreOffice/6.2.8.2$Linux_X86_64 LibreOffice_project/20$Build-2</meta:generator>
    <meta:document-statistic meta:table-count="3" meta:image-count="0" meta:object-count="0" meta:page-count="6" meta:paragraph-count="126" meta:word-count="1105" meta:character-count="5977" meta:non-whitespace-character-count="49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